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3.467cm"/>
    </style:style>
    <style:style style:name="pr2" style:family="presentation" style:parent-style-name="DNA-outline1">
      <style:graphic-properties fo:min-height="11.929cm"/>
    </style:style>
    <style:style style:name="pr3" style:family="presentation" style:parent-style-name="DNA-notes">
      <style:graphic-properties draw:fill-color="#ffffff" fo:min-height="13.1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draw:frame presentation:style-name="pr1" draw:layer="layout" svg:width="22.5cm" svg:height="3.467cm" svg:x="4.5cm" svg:y="0.8cm" presentation:class="title">
          <draw:text-box>
            <text:p>Algorithmen</text:p>
          </draw:text-box>
        </draw:frame>
        <draw:frame presentation:style-name="pr2" draw:layer="layout" svg:width="22.5cm" svg:height="12.179cm" svg:x="4.5cm" svg:y="5.066cm" presentation:class="outline">
          <draw:text-box>
            <text:list text:style-name="L2">
              <text:list-item>
                <text:p>Karte wird mithilfe des Perlin-Noise-Algorithmus erzeugt</text:p>
              </text:list-item>
              <text:list-item>
                <text:p>Faltung eines zufällig erzeugten Arrays</text:p>
              </text:list-item>
              <text:list-item>
                <text:p>Aufteilung zu großer Areas, Löschen zu kleiner Areas</text:p>
              </text:list-item>
              <text:list-item>
                <text:p>Mindestens vier Land-, vier Wasserare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draw:frame presentation:style-name="pr1" draw:layer="layout" svg:width="22.5cm" svg:height="3.467cm" svg:x="4.5cm" svg:y="0.8cm" presentation:class="title">
          <draw:text-box>
            <text:p>Algorithmen</text:p>
          </draw:text-box>
        </draw:frame>
        <draw:frame presentation:style-name="pr2" draw:layer="layout" svg:width="22.5cm" svg:height="12.179cm" svg:x="4.5cm" svg:y="5.066cm" presentation:class="outline">
          <draw:text-box>
            <text:list text:style-name="L2">
              <text:list-item>
                <text:p>Die für den Spieler sichtbaren Felder werden regelmäßig neu berechnet</text:p>
              </text:list-item>
              <text:list-item>
                <text:p>Spezies haben Sichtweite</text:p>
              </text:list-item>
              <text:list-item>
                <text:p>Wird ein neues Feld bevölkert, werden mittels Breitensuche alle Felder in Sichtweite aufgedeckt</text:p>
              </text:list-item>
              <text:list-item>
                <text:p>Freischalten von Merkmalen wie Augen erfordert erneute Berechnu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32:09.035000000</meta:creation-date>
    <dc:date>2015-01-13T22:00:48.028000000</dc:date>
    <meta:editing-duration>PT13M18S</meta:editing-duration>
    <meta:editing-cycles>1</meta:editing-cycles>
    <meta:document-statistic meta:object-count="41"/>
    <meta:generator>LibreOffice/4.2.8.2$Windows_x86 LibreOffice_project/48d50dbfc06349262c9d50868e5c1f630a573ebd</meta:generator>
  </office:meta>
</office:document-meta>
</file>